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022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Default"/>
        <table:table-column table:style-name="co2" table:number-columns-repeated="9" table:default-cell-style-name="Default"/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13797" calcext:value-type="float">
            <text:p>0,13797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0.1459133" calcext:value-type="float">
            <text:p>0,1459133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0.01911" calcext:value-type="float">
            <text:p>0,01911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125673" calcext:value-type="float">
            <text:p>0,125673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office:value-type="float" office:value="0.168497" calcext:value-type="float">
            <text:p>0,168497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0.018383" calcext:value-type="float">
            <text:p>0,018383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128323" calcext:value-type="float">
            <text:p>0,128323</text:p>
          </table:table-cell>
          <table:table-cell table:number-columns-repeated="2"/>
          <table:table-cell office:value-type="float" office:value="5000" calcext:value-type="float">
            <text:p>5000</text:p>
          </table:table-cell>
          <table:table-cell office:value-type="float" office:value="0.252513" calcext:value-type="float">
            <text:p>0,252513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office:value-type="float" office:value="0.006764" calcext:value-type="float">
            <text:p>0,006764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0.12769" calcext:value-type="float">
            <text:p>0,12769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 office:value-type="float" office:value="0.500643" calcext:value-type="float">
            <text:p>0,500643</text:p>
          </table:table-cell>
          <table:table-cell table:number-columns-repeated="2"/>
          <table:table-cell office:value-type="float" office:value="5000" calcext:value-type="float">
            <text:p>5000</text:p>
          </table:table-cell>
          <table:table-cell office:value-type="float" office:value="0.020727" calcext:value-type="float">
            <text:p>0,020727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0.128297" calcext:value-type="float">
            <text:p>0,128297</text:p>
          </table:table-cell>
          <table:table-cell table:number-columns-repeated="2"/>
          <table:table-cell office:value-type="float" office:value="50000" calcext:value-type="float">
            <text:p>50000</text:p>
          </table:table-cell>
          <table:table-cell office:value-type="float" office:value="0.444533" calcext:value-type="float">
            <text:p>0,444533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 office:value-type="float" office:value="0.025303" calcext:value-type="float">
            <text:p>0,025303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0.15678" calcext:value-type="float">
            <text:p>0,15678</text:p>
          </table:table-cell>
          <table:table-cell table:number-columns-repeated="2"/>
          <table:table-cell office:value-type="float" office:value="100000" calcext:value-type="float">
            <text:p>100000</text:p>
          </table:table-cell>
          <table:table-cell office:value-type="float" office:value="0.538373" calcext:value-type="float">
            <text:p>0,538373</text:p>
          </table:table-cell>
          <table:table-cell table:number-columns-repeated="2"/>
          <table:table-cell office:value-type="float" office:value="50000" calcext:value-type="float">
            <text:p>50000</text:p>
          </table:table-cell>
          <table:table-cell office:value-type="float" office:value="0.03793" calcext:value-type="float">
            <text:p>0,03793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0.18809" calcext:value-type="float">
            <text:p>0,18809</text:p>
          </table:table-cell>
          <table:table-cell table:number-columns-repeated="2"/>
          <table:table-cell office:value-type="float" office:value="500000" calcext:value-type="float">
            <text:p>500000</text:p>
          </table:table-cell>
          <table:table-cell office:value-type="float" office:value="6.008253" calcext:value-type="float">
            <text:p>6,008253</text:p>
          </table:table-cell>
          <table:table-cell table:number-columns-repeated="2"/>
          <table:table-cell office:value-type="float" office:value="100000" calcext:value-type="float">
            <text:p>100000</text:p>
          </table:table-cell>
          <table:table-cell office:value-type="float" office:value="0.048777" calcext:value-type="float">
            <text:p>0,048777</text:p>
          </table:table-cell>
        </table:table-row>
        <table:table-row table:style-name="ro1">
          <table:table-cell office:value-type="float" office:value="500000" calcext:value-type="float">
            <text:p>500000</text:p>
          </table:table-cell>
          <table:table-cell office:value-type="float" office:value="0.453613" calcext:value-type="float">
            <text:p>0,453613</text:p>
          </table:table-cell>
          <table:table-cell table:number-columns-repeated="2"/>
          <table:table-cell office:value-type="float" office:value="1000000" calcext:value-type="float">
            <text:p>1000000</text:p>
          </table:table-cell>
          <table:table-cell office:value-type="float" office:value="10.504623" calcext:value-type="float">
            <text:p>10,504623</text:p>
          </table:table-cell>
          <table:table-cell table:number-columns-repeated="2"/>
          <table:table-cell office:value-type="float" office:value="500000" calcext:value-type="float">
            <text:p>500000</text:p>
          </table:table-cell>
          <table:table-cell office:value-type="float" office:value="0.18873" calcext:value-type="float">
            <text:p>0,18873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0.45799" calcext:value-type="float">
            <text:p>0,45799</text:p>
          </table:table-cell>
          <table:table-cell table:number-columns-repeated="6"/>
          <table:table-cell office:value-type="float" office:value="1000000" calcext:value-type="float">
            <text:p>1000000</text:p>
          </table:table-cell>
          <table:table-cell office:value-type="float" office:value="0.192567" calcext:value-type="float">
            <text:p>0,192567</text:p>
          </table:table-cell>
        </table:table-row>
        <table:table-row table:style-name="ro1">
          <table:table-cell/>
          <table:table-cell office:value-type="float" office:value="0.114377" calcext:value-type="float">
            <text:p>0,114377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18">00/00/0000</text:date>, <text:time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18T11:39:56.694689299</meta:creation-date>
    <dc:date>2020-09-18T12:17:37.201809764</dc:date>
    <meta:editing-duration>PT17M20S</meta:editing-duration>
    <meta:editing-cycles>2</meta:editing-cycles>
    <meta:generator>LibreOffice/6.4.6.2$Linux_X86_64 LibreOffice_project/40$Build-2</meta:generator>
    <meta:document-statistic meta:table-count="1" meta:cell-count="53" meta:object-count="0"/>
  </office:meta>
</office:document-meta>
</file>